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06.05.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694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7">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checked, nicht gechecked) … außerdem abklären ob für diesen Punkt alles</text:p>
            <text:p>erledigt ist.</text:p>
          </table:table-cell>
          <table:table-cell table:number-columns-repeated="1019"/>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
            <text:p>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06.05.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7">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office:value-type="string">
            <text:p>Wo ist hier der Fehler? Wollten wir nicht abstrakte Klassen</text:p>
            <text:p>generieren, wenn ein EnumType keine Werte enthält, da</text:p>
            <text:p>wir in diesem Fall durch die Verwendung eines Enums nichts</text:p>
            <text:p>gewinnen können …</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Die Methode dependsOn() hat bei EnumType völlig gefehlt.</text:p>
          </table:table-cell>
          <table:table-cell table:style-name="ce33" table:number-columns-repeated="3"/>
        </table:table-row>
        <table:table-row table:style-name="ro7">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office:value-type="string">
            <text:p><text:span text:style-name="T2">Gefixt am 29.04 und nach CVS committed,</text:span></text:p>
            <text:p><text:span text:style-name="T2">Hierfür gab es keinen Grund.</text:span></text:p>
          </table:table-cell>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office:value-type="string">
            <text:p>Gefixt am 23.04 in Nbg,</text:p>
            <text:p>Fix nach CVS committet am 27.04.</text:p>
          </table:table-cell>
          <table:table-cell table:style-name="ce33" table:number-columns-repeated="2"/>
          <table:table-cell/>
        </table:table-row>
        <table:table-row table:style-name="ro4">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cell office:value-type="string">
            <text:p>Prinzipiell erledigt … offene Frage: Sind auch super enum types und</text:p>
            <text:p>sub enum types verboten? Falls ja muss das noch ergänzt werden.</text:p>
          </table:table-cell>
          <table:table-cell table:number-columns-repeated="3"/>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7">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7">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Problem lag an einer if-Abfrage nach UniqueIdentifier-Eigenschaft</text:p>
            <text:p>über isUniqueIdentifier() statt findIsUniqueIdentifier()</text:p>
          </table:table-cell>
          <table:table-cell table:style-name="ce33" table:number-columns-repeated="3"/>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3">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Importiert wird java.util.Date … ist das jetzt richtig??</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6">06.05.2009</text:date>, <text:time>14:49:5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06T14:49:57.79</dc:date>
    <meta:editing-cycles>205</meta:editing-cycles>
    <meta:editing-duration>PT48H04M09S</meta:editing-duration>
    <meta:document-statistic meta:table-count="3" meta:cell-count="238" meta:object-count="0"/>
    <meta:user-defined meta:name="Info 1"/>
    <meta:user-defined meta:name="Info 2"/>
    <meta:user-defined meta:name="Info 3"/>
    <meta:user-defined meta:name="Info 4"/>
  </office:meta>
</office:document-meta>
</file>